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9, 2021 (09:28: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 text:style-name="L29">
        <text:list-item>
          <text:p text:style-name="P37">Commit change to template.html</text:p>
        </text:list-item>
        <text:list-item>
          <text:p text:style-name="P37">Make sure the feedback works after migration. If it does not, retrace your steps.</text:p>
        </text:list-item>
        <text:list-item>
          <text:p text:style-name="P37">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28:33Z</meta:creation-date>
    <dc:date>2021-08-20T01:28:33Z</dc:date>
    <meta:user-defined meta:name="date" meta:value-type="string">August  19, 2021 (09:28: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